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Standard">
      <style:text-properties fo:font-weight="bold" officeooo:rsid="012a7069" officeooo:paragraph-rsid="012a7069" style:font-weight-asian="bold" style:font-weight-complex="bold"/>
    </style:style>
    <style:style style:name="P2" style:family="paragraph" style:parent-style-name="Standard">
      <style:text-properties fo:font-weight="bold" officeooo:rsid="01d979c7" officeooo:paragraph-rsid="01d979c7" style:font-weight-asian="bold" style:font-weight-complex="bold"/>
    </style:style>
    <style:style style:name="P3" style:family="paragraph" style:parent-style-name="Standard">
      <style:text-properties fo:color="#000000" loext:opacity="100%" style:font-name="Liberation Serif" fo:font-size="12pt" fo:letter-spacing="normal" fo:language="en" fo:country="IE" fo:font-style="normal" fo:font-weight="normal" officeooo:rsid="01d979c7" officeooo:paragraph-rsid="01d979c7"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Liberation Serif" fo:font-size="12pt" fo:letter-spacing="normal" fo:language="en" fo:country="IE" fo:font-style="normal" fo:font-weight="normal" officeooo:rsid="01da1ce1" officeooo:paragraph-rsid="01da1ce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Liberation Serif" fo:font-size="12pt" fo:letter-spacing="normal" fo:language="en" fo:country="IE" fo:font-style="normal" fo:font-weight="normal" officeooo:rsid="01dc3725" officeooo:paragraph-rsid="01dc3725"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Liberation Serif" fo:font-size="12pt" fo:letter-spacing="normal" fo:language="en" fo:country="IE" fo:font-style="normal" fo:font-weight="normal" officeooo:rsid="01dd65bb" officeooo:paragraph-rsid="01dd65bb"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Liberation Serif" fo:font-size="12pt" fo:letter-spacing="normal" fo:language="en" fo:country="IE" fo:font-style="normal" fo:font-weight="bold" officeooo:rsid="01d979c7" officeooo:paragraph-rsid="01d979c7" style:font-size-asian="12pt" style:font-style-asian="normal" style:font-weight-asian="bold" style:font-size-complex="12pt" style:font-style-complex="normal" style:font-weight-complex="bold"/>
    </style:style>
    <style:style style:name="T1" style:family="text">
      <style:text-properties officeooo:rsid="01dbd593"/>
    </style:style>
    <style:style style:name="T2" style:family="text">
      <style:text-properties officeooo:rsid="01dc47e0"/>
    </style:style>
    <style:style style:name="T3" style:family="text">
      <style:text-properties officeooo:rsid="01df2003"/>
    </style:style>
    <style:style style:name="T4" style:family="text">
      <style:text-properties officeooo:rsid="01df814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tting back to TLS….</text:p>
      <text:p text:style-name="P1"/>
      <text:p text:style-name="P3">I think I have been getting ahead of myself. We <text:span text:style-name="T1">first </text:span>need to get basic TLS1.3 working as per the RFC8446. As I see it KEM-TLS and IBE-TLS will be developed later as <text:span text:style-name="T1">experimental </text:span>forks of the main project.</text:p>
      <text:p text:style-name="P3"/>
      <text:p text:style-name="P6">(I was thinking that drones would make a nice IoT testbed for experimentation... Its important that drone to ground station communications are fully encrypted, and an IBE-TLS protocol with a fully encrypted handshake might be a nice fit...)</text:p>
      <text:p text:style-name="P3"/>
      <text:p text:style-name="P7">Alerts</text:p>
      <text:p text:style-name="P3"/>
      <text:p text:style-name="P3">The word Alert appears 144 times in the RFC. It is an important part of the implementation that the correct alert is sent under each of the myriad of alert conditions that can arise, and that the protocol is cleanly terminated. Its relatively simple to get TLS1.3 working on the assumption that all will go well, but a full implementation must be prepared for failure, and must give the correct response as defined in the RFC. <text:span text:style-name="T1">Note that in TLS1.3 all alerts are fatal – </text:span><text:span text:style-name="T3">except “close notify” </text:span><text:span text:style-name="T2">(which simplifies things a little).</text:span></text:p>
      <text:p text:style-name="P3"/>
      <text:p text:style-name="P3">Alerts can be sent by either the client or the server. So I have prepared <text:span text:style-name="T1">two</text:span> <text:span text:style-name="T1">spreadsheet</text:span><text:span text:style-name="T2">s</text:span> <text:span text:style-name="T1">where we can record our status. Basically the spreadsheet records the condition under which an alert should be sent, which alert is sent, and whether or not it is currently implemented. </text:span><text:span text:style-name="T4">Note that in addition to these alerts, others (like Certificate Expired) are not specifically mentioned in the RFC, other than noted in section 6.2 </text:span></text:p>
      <text:p text:style-name="P3"/>
      <text:p text:style-name="P5">Furthermore all of these alert conditions must be simulated to ensure proper implementation. <text:span text:style-name="T2">Lots to do!</text:span></text:p>
      <text:p text:style-name="P5"/>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3:37:15.738000000</meta:creation-date>
    <dc:date>2021-11-28T11:47:55.649000000</dc:date>
    <meta:editing-duration>P5DT1H59M34S</meta:editing-duration>
    <meta:editing-cycles>292</meta:editing-cycles>
    <meta:generator>LibreOffice/7.2.2.2$Windows_X86_64 LibreOffice_project/02b2acce88a210515b4a5bb2e46cbfb63fe97d56</meta:generator>
    <meta:document-statistic meta:table-count="0" meta:image-count="0" meta:object-count="0" meta:page-count="1" meta:paragraph-count="7" meta:word-count="262" meta:character-count="1528" meta:non-whitespace-character-count="1271"/>
  </office:meta>
</office:document-meta>
</file>